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 fo:language="en" fo:country="GB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3" style:family="paragraph" style:parent-style-name="Footnote">
      <style:text-properties style:font-name="Liberation Sans" fo:language="en" fo:country="GB" officeooo:paragraph-rsid="10332ca5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1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15" style:family="paragraph" style:parent-style-name="Footnote">
      <style:text-properties style:font-name="Liberation Sans" officeooo:paragraph-rsid="10a68734"/>
    </style:style>
    <style:style style:name="P16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f82c7a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23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26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27" style:family="paragraph" style:parent-style-name="Footnote">
      <style:text-properties fo:language="en" fo:country="GB" officeooo:paragraph-rsid="10762a52" fo:background-color="transparent"/>
    </style:style>
    <style:style style:name="P28" style:family="paragraph" style:parent-style-name="Standard">
      <style:text-properties fo:language="en" fo:country="GB" officeooo:rsid="10048e31" officeooo:paragraph-rsid="104e2670"/>
    </style:style>
    <style:style style:name="P29" style:family="paragraph" style:parent-style-name="Standard">
      <style:text-properties fo:language="en" fo:country="GB" officeooo:rsid="1035cc54" officeooo:paragraph-rsid="1035cc54"/>
    </style:style>
    <style:style style:name="P30" style:family="paragraph" style:parent-style-name="Standard">
      <style:text-properties fo:language="en" fo:country="GB" officeooo:paragraph-rsid="0fcd2b2a"/>
    </style:style>
    <style:style style:name="P31" style:family="paragraph" style:parent-style-name="Standard">
      <style:text-properties fo:language="en" fo:country="GB" officeooo:rsid="10b5b188" officeooo:paragraph-rsid="10b5b188"/>
    </style:style>
    <style:style style:name="P32" style:family="paragraph" style:parent-style-name="Footnote">
      <style:text-properties fo:language="en" fo:country="GB" officeooo:paragraph-rsid="10f6af65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e2a40f4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5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5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59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60" style:family="paragraph" style:parent-style-name="Standard">
      <style:text-properties officeooo:paragraph-rsid="0fc21b80"/>
    </style:style>
    <style:style style:name="P61" style:family="paragraph" style:parent-style-name="Standard">
      <style:text-properties officeooo:rsid="0dde9a1c" officeooo:paragraph-rsid="10efd6be"/>
    </style:style>
    <style:style style:name="P62" style:family="paragraph" style:parent-style-name="Standard">
      <style:text-properties officeooo:rsid="0dde9a1c" officeooo:paragraph-rsid="10f16eb7"/>
    </style:style>
    <style:style style:name="P63" style:family="paragraph" style:parent-style-name="Standard">
      <style:text-properties officeooo:paragraph-rsid="0fc35f88"/>
    </style:style>
    <style:style style:name="P64" style:family="paragraph" style:parent-style-name="Standard">
      <style:text-properties officeooo:paragraph-rsid="0fc8b815"/>
    </style:style>
    <style:style style:name="P65" style:family="paragraph" style:parent-style-name="Standard">
      <style:text-properties officeooo:paragraph-rsid="0fdc0816"/>
    </style:style>
    <style:style style:name="P66" style:family="paragraph" style:parent-style-name="Standard">
      <style:text-properties officeooo:paragraph-rsid="0fd655f2"/>
    </style:style>
    <style:style style:name="P67" style:family="paragraph" style:parent-style-name="Standard">
      <style:text-properties officeooo:paragraph-rsid="0ff397b4"/>
    </style:style>
    <style:style style:name="P68" style:family="paragraph" style:parent-style-name="Standard">
      <style:text-properties officeooo:paragraph-rsid="0ff3c339"/>
    </style:style>
    <style:style style:name="P69" style:family="paragraph" style:parent-style-name="Standard">
      <style:paragraph-properties fo:text-align="center" style:justify-single-word="false"/>
      <style:text-properties officeooo:paragraph-rsid="0cc50ec9"/>
    </style:style>
    <style:style style:name="P70" style:family="paragraph" style:parent-style-name="Standard">
      <style:paragraph-properties fo:text-align="center" style:justify-single-word="false"/>
      <style:text-properties officeooo:paragraph-rsid="0c8b5238"/>
    </style:style>
    <style:style style:name="P71" style:family="paragraph" style:parent-style-name="Standard">
      <style:paragraph-properties fo:text-align="center" style:justify-single-word="false"/>
      <style:text-properties officeooo:paragraph-rsid="0d1ec96e"/>
    </style:style>
    <style:style style:name="P72" style:family="paragraph" style:parent-style-name="Standard">
      <style:paragraph-properties fo:text-align="center" style:justify-single-word="false"/>
      <style:text-properties officeooo:paragraph-rsid="0d8c21b9"/>
    </style:style>
    <style:style style:name="P73" style:family="paragraph" style:parent-style-name="Standard">
      <style:paragraph-properties fo:text-align="center" style:justify-single-word="false"/>
      <style:text-properties officeooo:paragraph-rsid="0cc5fe5b"/>
    </style:style>
    <style:style style:name="P74" style:family="paragraph" style:parent-style-name="Standard">
      <style:paragraph-properties fo:text-align="center" style:justify-single-word="false"/>
      <style:text-properties officeooo:paragraph-rsid="0e38fc62"/>
    </style:style>
    <style:style style:name="P75" style:family="paragraph" style:parent-style-name="Standard">
      <style:paragraph-properties fo:text-align="center" style:justify-single-word="false"/>
      <style:text-properties officeooo:paragraph-rsid="10178c94"/>
    </style:style>
    <style:style style:name="P76" style:family="paragraph" style:parent-style-name="Standard">
      <style:paragraph-properties fo:text-align="center" style:justify-single-word="false"/>
      <style:text-properties officeooo:paragraph-rsid="1035cc54"/>
    </style:style>
    <style:style style:name="P77" style:family="paragraph" style:parent-style-name="Standard">
      <style:paragraph-properties fo:text-align="center" style:justify-single-word="false"/>
      <style:text-properties officeooo:paragraph-rsid="10b9c618"/>
    </style:style>
    <style:style style:name="P78" style:family="paragraph" style:parent-style-name="Standard">
      <style:paragraph-properties fo:text-align="center" style:justify-single-word="false"/>
      <style:text-properties officeooo:paragraph-rsid="0fd58c4e"/>
    </style:style>
    <style:style style:name="P79" style:family="paragraph" style:parent-style-name="Footnote">
      <style:text-properties officeooo:paragraph-rsid="106e520e"/>
    </style:style>
    <style:style style:name="P80" style:family="paragraph" style:parent-style-name="Standard">
      <style:text-properties officeooo:paragraph-rsid="10b1938e"/>
    </style:style>
    <style:style style:name="P81" style:family="paragraph" style:parent-style-name="Standard">
      <style:text-properties officeooo:paragraph-rsid="10b3a638"/>
    </style:style>
    <style:style style:name="P82" style:family="paragraph" style:parent-style-name="Standard">
      <style:text-properties officeooo:paragraph-rsid="10b601b0"/>
    </style:style>
    <style:style style:name="P83" style:family="paragraph" style:parent-style-name="Standard">
      <style:text-properties officeooo:paragraph-rsid="10bbbb58"/>
    </style:style>
    <style:style style:name="P84" style:family="paragraph" style:parent-style-name="Standard">
      <style:text-properties officeooo:paragraph-rsid="10bc5bd9"/>
    </style:style>
    <style:style style:name="P85" style:family="paragraph" style:parent-style-name="Standard">
      <style:text-properties officeooo:paragraph-rsid="10c2a301"/>
    </style:style>
    <style:style style:name="P86" style:family="paragraph" style:parent-style-name="Standard">
      <style:text-properties officeooo:paragraph-rsid="0e0463fc"/>
    </style:style>
    <style:style style:name="P87" style:family="paragraph" style:parent-style-name="Standard">
      <style:text-properties officeooo:paragraph-rsid="101b90cf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0" style:family="paragraph" style:parent-style-name="Standard">
      <style:text-properties officeooo:paragraph-rsid="10e21512"/>
    </style:style>
    <style:style style:name="P91" style:family="paragraph" style:parent-style-name="Standard">
      <style:text-properties officeooo:paragraph-rsid="10e2ce20"/>
    </style:style>
    <style:style style:name="P9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9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>
      <style:text-properties officeooo:paragraph-rsid="10f6af65"/>
    </style:style>
    <style:style style:name="P96" style:family="paragraph" style:parent-style-name="Standard">
      <style:text-properties officeooo:paragraph-rsid="10ff6070"/>
    </style:style>
    <style:style style:name="P97" style:family="paragraph" style:parent-style-name="Standard">
      <style:text-properties officeooo:paragraph-rsid="0c819a59"/>
    </style:style>
    <style:style style:name="P98" style:family="paragraph" style:parent-style-name="Standard">
      <style:text-properties officeooo:paragraph-rsid="0e8aa5aa"/>
    </style:style>
    <style:style style:name="P99" style:family="paragraph" style:parent-style-name="Standard">
      <style:text-properties officeooo:paragraph-rsid="0cb27039"/>
    </style:style>
    <style:style style:name="P100" style:family="paragraph" style:parent-style-name="Standard">
      <style:text-properties officeooo:paragraph-rsid="0a0f8417"/>
    </style:style>
    <style:style style:name="P10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2" style:family="paragraph" style:parent-style-name="Standard" style:list-style-name="L1">
      <style:paragraph-properties fo:break-before="page"/>
      <style:text-properties officeooo:paragraph-rsid="0fd655f2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language-asian="nl" style:country-asian="NL"/>
    </style:style>
    <style:style style:name="T2" style:family="text">
      <style:text-properties officeooo:rsid="0fd4093d"/>
    </style:style>
    <style:style style:name="T3" style:family="text">
      <style:text-properties officeooo:rsid="02f99a6c"/>
    </style:style>
    <style:style style:name="T4" style:family="text">
      <style:text-properties style:font-name="Liberation Sans" fo:font-size="12pt" fo:language="en" fo:country="GB"/>
    </style:style>
    <style:style style:name="T5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style:font-size-asian="12pt" style:font-size-complex="12pt"/>
    </style:style>
    <style:style style:name="T9" style:family="text">
      <style:text-properties style:font-name="Liberation Sans" fo:font-size="12pt" fo:language="en" fo:country="GB" officeooo:rsid="0d1ec96e" style:font-size-asian="12pt" style:font-size-complex="12pt"/>
    </style:style>
    <style:style style:name="T10" style:family="text">
      <style:text-properties style:font-name="Liberation Sans" fo:font-size="12pt" fo:language="en" fo:country="GB" officeooo:rsid="0ff397b4" style:font-size-asian="12pt" style:font-size-complex="12pt"/>
    </style:style>
    <style:style style:name="T11" style:family="text">
      <style:text-properties style:font-name="Liberation Sans" fo:font-size="12pt" fo:language="en" fo:country="GB" officeooo:rsid="10eaa619" style:font-size-asian="12pt" style:font-size-complex="12pt"/>
    </style:style>
    <style:style style:name="T12" style:family="text">
      <style:text-properties style:font-name="Liberation Sans" fo:font-size="12pt" fo:language="en" fo:country="GB" officeooo:rsid="10ed2f72" style:font-size-asian="12pt" style:font-size-complex="12pt"/>
    </style:style>
    <style:style style:name="T13" style:family="text">
      <style:text-properties style:font-name="Liberation Sans" fo:font-size="12pt" fo:language="en" fo:country="GB" officeooo:rsid="110298af" style:font-size-asian="12pt" style:font-size-complex="12pt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9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20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dfc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dfc4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10dfc4b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92931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0602e67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3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1079e52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6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93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9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5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96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size-complex="12pt" style:language-complex="nl" style:country-complex="NL"/>
    </style:style>
    <style:style style:name="T203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style:text-underline-style="none" officeooo:rsid="10eaa61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style:text-underline-style="none" officeooo:rsid="10ed2f7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0" style:family="text">
      <style:text-properties fo:font-size="10pt" style:font-size-asian="10pt" style:font-size-complex="10pt"/>
    </style:style>
    <style:style style:name="T23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style:text-underline-style="none" officeooo:rsid="0673d7fc"/>
    </style:style>
    <style:style style:name="T240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41" style:family="text">
      <style:text-properties style:text-line-through-style="none" style:text-line-through-type="none" style:font-name="Liberation Sans" style:text-underline-style="none" officeooo:rsid="0b0f3a36"/>
    </style:style>
    <style:style style:name="T242" style:family="text">
      <style:text-properties style:text-line-through-style="none" style:text-line-through-type="none" style:text-underline-style="none" officeooo:rsid="0673d7fc"/>
    </style:style>
    <style:style style:name="T243" style:family="text">
      <style:text-properties style:text-line-through-style="none" style:text-line-through-type="none" style:text-underline-style="none" officeooo:rsid="0673d7fc" style:font-name-asian="OpenSymbol"/>
    </style:style>
    <style:style style:name="T244" style:family="text">
      <style:text-properties fo:language="en" fo:country="GB"/>
    </style:style>
    <style:style style:name="T245" style:family="text">
      <style:text-properties fo:language="en" fo:country="GB" style:text-underline-style="none"/>
    </style:style>
    <style:style style:name="T246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7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8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9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0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51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52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53" style:family="text">
      <style:text-properties fo:language="en" fo:country="GB" officeooo:rsid="10d28a1c"/>
    </style:style>
    <style:style style:name="T254" style:family="text">
      <style:text-properties fo:language="en" fo:country="GB" officeooo:rsid="10b6b930"/>
    </style:style>
    <style:style style:name="T255" style:family="text">
      <style:text-properties fo:language="en" fo:country="GB" officeooo:rsid="10a19599"/>
    </style:style>
    <style:style style:name="T256" style:family="text">
      <style:text-properties officeooo:rsid="102b859b"/>
    </style:style>
    <style:style style:name="T257" style:family="text">
      <style:text-properties officeooo:rsid="1035cc54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1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officeooo:rsid="10b6b930"/>
    </style:style>
    <style:style style:name="T274" style:family="text">
      <style:text-properties officeooo:rsid="10d28a1c"/>
    </style:style>
    <style:style style:name="T275" style:family="text">
      <style:text-properties officeooo:rsid="10eaa619"/>
    </style:style>
    <style:style style:name="T276" style:family="text">
      <style:text-properties style:font-size-asian="11pt" style:font-size-complex="11pt"/>
    </style:style>
    <style:style style:name="T277" style:family="text">
      <style:text-properties officeooo:rsid="103b85c2"/>
    </style:style>
    <style:style style:name="T278" style:family="text">
      <style:text-properties officeooo:rsid="10d41620"/>
    </style:style>
    <style:style style:name="T279" style:family="text">
      <style:text-properties officeooo:rsid="10d6f80d"/>
    </style:style>
    <style:style style:name="T280" style:family="text">
      <style:text-properties officeooo:rsid="10d824d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1"><text:span text:style-name="T184">Checklist for installing </text:span><text:span text:style-name="T184"><text:user-field-get text:name="Distro">Debian</text:user-field-get></text:span><text:span text:style-name="T185"><text:s/></text:span><text:span text:style-name="T185"><text:user-field-get text:name="Version">12</text:user-field-get></text:span><text:span text:style-name="T186"><text:note text:id="ftn1" text:note-class="footnote"><text:note-citation>1</text:note-citation><text:note-body><text:p text:style-name="P15"><text:span text:style-name="T261">This </text:span><text:span text:style-name="T267"><text:user-field-get text:name="Distro">Debian</text:user-field-get></text:span><text:span text:style-name="T262"><text:s/></text:span><text:span text:style-name="T266"><text:user-field-get text:name="Version">12</text:user-field-get></text:span><text:span text:style-name="T266"><text:s/>Desktop</text:span><text:span text:style-name="T261"> from </text:span><text:span text:style-name="T263">June </text:span><text:span text:style-name="T265">11</text:span><text:span text:style-name="T271">th</text:span><text:span text:style-name="T265">,</text:span><text:span text:style-name="T261"> </text:span><text:span text:style-name="T270"><text:user-field-get text:name="Releaseyear">2023</text:user-field-get></text:span><text:span text:style-name="T261"><text:s/>is supported for 5 years until </text:span><text:span text:style-name="T264">June </text:span><text:span text:style-name="T265">30</text:span><text:span text:style-name="T271">th</text:span><text:span text:style-name="T265">,</text:span><text:span text:style-name="T261"> </text:span><text:span text:style-name="T180">202</text:span><text:span text:style-name="T182">8</text:span><text:span text:style-name="T181">.</text:span></text:p></text:note-body></text:note></text:span><text:span text:style-name="T187"><text:s/></text:span><text:span text:style-name="T189">Desktop</text:span><text:span text:style-name="T188">.</text:span></text:p>
      <text:p text:style-name="P45"><text:span text:style-name="Strong_20_Emphasis"><text:span text:style-name="T90"/></text:span></text:p>
      <text:p text:style-name="P53"><text:span text:style-name="Strong_20_Emphasis"><text:span text:style-name="T143"/></text:span></text:p>
      <text:p text:style-name="P92">Fill in the text box after &lt;...&gt;</text:p>
      <text:p text:style-name="Standard"><text:span text:style-name="T246">&lt;</text:span><text:span text:style-name="T247">user</text:span><text:span text:style-name="T246">&gt;</text:span><text:span text:style-name="T205"><text:tab/></text:span><text:span text:style-name="T204"> <text:tab/><text:tab/><text:tab/><text:tab/> </text:span><text:span text:style-name="T206"><draw:control text:anchor-type="as-char" svg:y="-0.4cm" draw:z-index="14" draw:name="Gebruiker 1" draw:style-name="gr2" draw:text-style-name="P107" svg:width="6.002cm" svg:height="0.5cm" draw:control="control13"><svg:title>Gebruiker</svg:title><svg:desc>Volledige naam, bijv. Jan Stek</svg:desc></draw:control></text:span><text:span text:style-name="T206"><text:tab/></text:span><text:span text:style-name="T210">e.</text:span><text:span text:style-name="T211">g.</text:span><text:span text:style-name="T200"> </text:span><text:span text:style-name="T201">J</text:span><text:span text:style-name="T202">oh</text:span><text:span text:style-name="T201">n </text:span><text:span text:style-name="T203">Doe</text:span></text:p>
      <text:p text:style-name="P96"><text:span text:style-name="T228">&lt;</text:span><text:span text:style-name="T229">user</text:span><text:span text:style-name="T18">na</text:span><text:span text:style-name="T19">me&gt;</text:span><text:span text:style-name="T197"><text:tab/><text:tab/><text:tab/> </text:span><text:span text:style-name="T197"><draw:control text:anchor-type="as-char" svg:y="-0.4cm" draw:z-index="15" draw:name="Gberuikersnaam 2" draw:style-name="gr2" draw:text-style-name="P107" svg:width="6.002cm" svg:height="0.5cm" draw:control="control14"><svg:title>Gebruikersnaam</svg:title><svg:desc>Korte naam, bijv. jan</svg:desc></draw:control></text:span><text:span text:style-name="T197"><text:tab/></text:span><text:span text:style-name="T198">e.</text:span><text:span text:style-name="T199">g.</text:span><text:span text:style-name="T5"> </text:span><text:span text:style-name="T172">j</text:span><text:span text:style-name="T173">oh</text:span><text:span text:style-name="T172">n</text:span></text:p>
      <text:p text:style-name="Standard"><text:span text:style-name="T18">&lt;</text:span><text:span text:style-name="T20">computername</text:span><text:span text:style-name="T19">&gt;</text:span><text:span text:style-name="T213"><text:tab/> </text:span><text:span text:style-name="T8"><draw:control text:anchor-type="as-char" svg:y="-0.4cm" draw:z-index="16" draw:name="Computernaam 1" draw:style-name="gr2" draw:text-style-name="P107" svg:width="6.002cm" svg:height="0.5cm" draw:control="control15"><svg:title>Computernaam</svg:title><svg:desc>Unieke naam van de computer</svg:desc></draw:control></text:span><text:span text:style-name="T8"><text:tab/></text:span><text:span text:style-name="T11">e.</text:span><text:span text:style-name="T12">g.</text:span><text:span text:style-name="T214"> </text:span><text:span text:style-name="T219">pc02</text:span></text:p>
      <text:p text:style-name="P56"><text:span text:style-name="T220">&lt;</text:span><text:span text:style-name="T225">user</text:span><text:span text:style-name="T220">&gt;</text:span><text:span text:style-name="T218"><text:tab/><text:tab/></text:span><text:span text:style-name="T204"> <text:tab/><text:tab/><text:tab/> </text:span><text:span text:style-name="T206"><draw:control text:anchor-type="as-char" svg:y="-0.4cm" draw:z-index="17" draw:name="Gebruiker 2" draw:style-name="gr2" draw:text-style-name="P107" svg:width="6.002cm" svg:height="0.5cm" draw:control="control16"><svg:title>Gebruiker</svg:title><svg:desc>Volledige naam, bijv. Jan Stek</svg:desc></draw:control></text:span><text:span text:style-name="T206"><text:tab/></text:span><text:span text:style-name="T211">i</text:span><text:span text:style-name="T210">.</text:span><text:span text:style-name="T211">e</text:span><text:span text:style-name="T210">.</text:span><text:span text:style-name="T207"> </text:span><text:span text:style-name="T209">additional </text:span><text:span text:style-name="T208">user</text:span><text:span text:style-name="T212">s</text:span></text:p>
      <text:p text:style-name="P96"><text:span text:style-name="T220">&lt;</text:span><text:span text:style-name="T225">user</text:span><text:span text:style-name="T226">n</text:span><text:span text:style-name="T221">a</text:span><text:span text:style-name="T222">me&gt;</text:span><text:span text:style-name="T220"><text:tab/><text:tab/><text:tab/> </text:span><text:span text:style-name="T220"><draw:control text:anchor-type="as-char" svg:y="-0.4cm" draw:z-index="18" draw:name="Gberuikersnaam 1" draw:style-name="gr2" draw:text-style-name="P107" svg:width="6.002cm" svg:height="0.5cm" draw:control="control17"><svg:title>Gebruikersnaam</svg:title><svg:desc>Korte naam, bijv. jan</svg:desc></draw:control></text:span><text:span text:style-name="T220"><text:tab/></text:span><text:span text:style-name="T224">i</text:span><text:span text:style-name="T223">.</text:span><text:span text:style-name="T224">e</text:span><text:span text:style-name="T223">.</text:span><text:span text:style-name="T227"> </text:span><text:span text:style-name="T215">additional </text:span><text:span text:style-name="T216">user</text:span><text:span text:style-name="T217">s</text:span></text:p>
      <text:p text:style-name="P94"><text:span text:style-name="T275">r</text:span>eplace &lt;...&gt; in this checklist with the value in the text box.</text:p>
      <text:p text:style-name="P2"/>
      <text:p text:style-name="P2"/>
      <text:p text:style-name="P55"><text:span text:style-name="Strong_20_Emphasis"><text:span text:style-name="T190">Not yet on Linux?</text:span></text:span><text:span text:style-name="T163"><text:tab/></text:span><text:span text:style-name="T168">Use</text:span><text:span text:style-name="T164"> </text:span><text:span text:style-name="Strong_20_Emphasis"><text:span text:style-name="T169">Checklist </text:span></text:span><text:span text:style-name="Strong_20_Emphasis"><text:span text:style-name="T170">transfer</text:span></text:span><text:span text:style-name="T164"> o</text:span><text:span text:style-name="T167">n</text:span><text:span text:style-name="T164"> </text:span><text:a xlink:type="simple" xlink:href="https://karelzimmer.nl/html/en/home.html" text:style-name="Internet_20_link" text:visited-style-name="Visited_20_Internet_20_Link"><text:span text:style-name="Internet_20_link"><text:span text:style-name="T6">karelzimmer.nl/en</text:span></text:span></text:a><text:span text:style-name="T165"> </text:span><text:span text:style-name="T167">u</text:span><text:span text:style-name="T165">nder </text:span><text:span text:style-name="Strong_20_Emphasis"><text:span text:style-name="T191">Linux</text:span></text:span><text:span text:style-name="T166">.</text:span></text:p>
      <text:p text:style-name="P46"><text:span text:style-name="Strong_20_Emphasis"><text:span text:style-name="T242">New installation?</text:span></text:span><text:span text:style-name="T239"><text:tab/><text:tab/></text:span><text:span text:style-name="T240">Start at chapter </text:span><text:span text:style-name="Strong_20_Emphasis"><text:span text:style-name="T243"><text:bookmark-ref text:reference-format="page" text:ref-name="__RefNumPara__4009_12717081281">2</text:bookmark-ref></text:span></text:span><text:span text:style-name="Strong_20_Emphasis"><text:span text:style-name="T243"><text:s text:c="2"/></text:span></text:span><text:span text:style-name="Strong_20_Emphasis"><text:span text:style-name="T243"><text:bookmark-ref text:reference-format="text" text:ref-name="__RefNumPara__4009_12717081281">Perform installation</text:bookmark-ref></text:span></text:span><text:span text:style-name="T241">.</text:span></text:p>
      <text:p text:style-name="P47"/>
      <text:p text:style-name="P54"><text:span text:style-name="Strong_20_Emphasis"><text:span text:style-name="T25"/></text:span></text:p>
      <text:list text:style-name="L1">
        <text:list-item>
          <text:p text:style-name="P103"><text:bookmark-start text:name="__RefNumPara__4083_1271708128"/>Prepar<text:span text:style-name="T256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69"><text:span text:style-name="Strong_20_Emphasis"><text:span text:style-name="T61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61"><draw:control text:anchor-type="as-char" draw:z-index="9" draw:name="Vorm 5" draw:style-name="gr1" draw:text-style-name="P106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89"><text:span text:style-name="T31">Log in as </text:span><text:span text:style-name="T248">&lt;</text:span><text:span text:style-name="T249">user</text:span><text:span text:style-name="T248">&gt;</text:span><text:span text:style-name="T15"><text:note text:id="ftn2" text:note-class="footnote"><text:note-citation>2</text:note-citation><text:note-body><text:p text:style-name="P40"><text:span text:style-name="T96">Login any additional </text:span><text:span text:style-name="T97">user</text:span><text:span text:style-name="T100">s</text:span><text:span text:style-name="T102"> </text:span><text:span text:style-name="T96">and follow the same steps.</text:span></text:p></text:note-body></text:note></text:span><text:span text:style-name="T32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70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97"/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77"><text:span text:style-name="Strong_20_Emphasis"><text:span text:style-name="T61"><draw:control text:anchor-type="as-char" draw:z-index="20" draw:name="Vorm 3" draw:style-name="gr1" draw:text-style-name="P106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3" office:value-type="string">
            <text:p text:style-name="P95"><text:span text:style-name="T56">P</text:span><text:span text:style-name="T36">ress the </text:span><text:span text:style-name="T144">Super</text:span><text:span text:style-name="T33"> </text:span><text:span text:style-name="T47">key</text:span><text:span text:style-name="T21"><text:note text:id="ftn3" text:note-class="footnote"><text:note-citation>3</text:note-citation><text:note-body><text:p text:style-name="P32">The <text:span text:style-name="T179"><text:s/></text:span><text:span text:style-name="T196">Super</text:span> key is the Windows key, Command key (Apple), or Magnifier key<text:span text:style-name="T177"> </text:span><text:span text:style-name="T178">(Chromebook)</text:span><text:span text:style-name="T177">.</text:span></text:p></text:note-body></text:note></text:span><text:span text:style-name="T48">, </text:span><text:span text:style-name="T56">t</text:span><text:span text:style-name="T40">ype</text:span><text:span text:style-name="T41"> </text:span><text:span text:style-name="User_20_Entry"><text:span text:style-name="T112">t</text:span></text:span><text:span text:style-name="User_20_Entry"><text:span text:style-name="T113">erm</text:span></text:span><text:span text:style-name="T42"> </text:span><text:span text:style-name="T53">a</text:span><text:span text:style-name="T48">nd click the </text:span><text:span text:style-name="Strong_20_Emphasis"><text:span text:style-name="T124">Terminal</text:span></text:span><text:span text:style-name="T48"> icon</text:span><text:span text:style-name="T42">.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71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60"><text:span text:style-name="T37">Type the </text:span><text:span text:style-name="T60">following </text:span><text:span text:style-name="T37">t</text:span><text:span text:style-name="T49">hree</text:span><text:span text:style-name="T37"> commands, each followed by the</text:span><text:span text:style-name="T42"> </text:span><text:span text:style-name="T123">Enter</text:span><text:span text:style-name="T37"> key: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5" office:value-type="string">
            <text:p text:style-name="P67"><text:span text:style-name="User_20_Entry"><text:span text:style-name="T106">sudo</text:span></text:span><text:span text:style-name="User_20_Entry"><text:span text:style-name="T107"> </text:span></text:span><text:span text:style-name="User_20_Entry"><text:span text:style-name="T106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6" office:value-type="string">
            <text:p text:style-name="P84"><text:span text:style-name="User_20_Entry"><text:span text:style-name="T107">wget karelzimmer.nl/</text:span></text:span><text:span text:style-name="User_20_Entry"><text:span text:style-name="T108">getkz</text:span>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7" office:value-type="string">
            <text:p text:style-name="P84"><text:span text:style-name="User_20_Entry"><text:span text:style-name="T107">bash </text:span></text:span><text:span text:style-name="User_20_Entry"><text:span text:style-name="T109">get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8" office:value-type="string">
            <text:p text:style-name="P48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9" office:value-type="string">
            <text:p text:style-name="P98"/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77"><text:span text:style-name="Strong_20_Emphasis"><text:span text:style-name="T61"><draw:control text:anchor-type="as-char" draw:z-index="21" draw:name="Vorm 4" draw:style-name="gr1" draw:text-style-name="P106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1"><draw:control text:anchor-type="as-char" draw:z-index="22" draw:name="Vorm 6" draw:style-name="gr1" draw:text-style-name="P106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81"><text:span text:style-name="T56">P</text:span><text:span text:style-name="T38">ress the</text:span><text:span text:style-name="T39"> </text:span><text:span text:style-name="T123">Super</text:span><text:span text:style-name="T38"> key</text:span><text:span text:style-name="T138">, </text:span><text:span text:style-name="T141">t</text:span><text:span text:style-name="T38">ype </text:span><text:span text:style-name="User_20_Entry"><text:span text:style-name="T114">m</text:span></text:span><text:span text:style-name="User_20_Entry"><text:span text:style-name="T111">enu</text:span></text:span><text:span text:style-name="T38"> and click the 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T38"> icon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69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34"/></text:span></text:p>
          </table:table-cell>
          <table:table-cell table:style-name="_31_._5f_Installatie_5f_voorbereiden.D11" office:value-type="string">
            <text:p text:style-name="P63"><text:span text:style-name="T43">Select </text:span><text:span text:style-name="Strong_20_Emphasis"><text:span text:style-name="T125">1</text:span></text:span><text:span text:style-name="T43"> Prepar</text:span><text:span text:style-name="T58">e </text:span><text:span text:style-name="T43">installation</text:span><text:span text:style-name="T52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2" office:value-type="string">
            <text:p text:style-name="P49">Follow the instructions on the screen.</text:p>
          </table:table-cell>
        </table:table-row>
      </table:table>
      <text:p text:style-name="P44"><text:span text:style-name="Strong_20_Emphasis"><text:span text:style-name="T4"/></text:span></text:p>
      <text:list text:continue-numbering="true" text:style-name="L1">
        <text:list-item>
          <text:p text:style-name="P102"><text:bookmark-start text:name="__RefNumPara__4009_12717081281"/><text:span text:style-name="Strong_20_Emphasis"><text:span text:style-name="T171">Perform installation</text:span></text:span><text:bookmark-end text:name="__RefNumPara__4009_12717081281"/></text:p>
        </text:list-item>
      </text:list>
      <text:p text:style-name="P66"><text:span text:style-name="Strong_20_Emphasis"><text:span text:style-name="T17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106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74">Boot the computer from</text:span><text:span text:style-name="T176"><text:note text:id="ftn4" text:note-class="footnote"><text:note-citation>1</text:note-citation><text:note-body><text:p text:style-name="P27"><text:span text:style-name="T103">Boot menu/Setup via one of the </text:span><text:span text:style-name="T104">f</text:span><text:span text:style-name="T103">requently used keys: </text:span><text:span text:style-name="T153">Esc</text:span><text:span text:style-name="T105">, </text:span><text:span text:style-name="T153">Delete</text:span><text:span text:style-name="T105">, </text:span><text:span text:style-name="T153">F1</text:span><text:span text:style-name="T105">, </text:span><text:span text:style-name="T153">F2</text:span><text:span text:style-name="T105">, </text:span><text:span text:style-name="T153">F9</text:span><text:span text:style-name="T105">, </text:span><text:span text:style-name="T153">F10</text:span><text:span text:style-name="T105">, </text:span><text:span text:style-name="T153">F11</text:span><text:span text:style-name="T105">, or </text:span><text:span text:style-name="T153">F12</text:span></text:p></text:note-body></text:note></text:span><text:span text:style-name="T174"> an </text:span><text:span text:style-name="T156"><text:user-field-get text:name="Distro">Debian</text:user-field-get></text:span><text:span text:style-name="T157"><text:s/></text:span><text:span text:style-name="T157"><text:user-field-get text:name="Version">12</text:user-field-get></text:span><text:span text:style-name="T157"><text:s/></text:span><text:span text:style-name="T162">Desktop</text:span><text:span text:style-name="T160"> </text:span><text:span text:style-name="T175">Live</text:span><text:span text:style-name="T87"><text:note text:id="ftn5" text:note-class="footnote"><text:note-citation>2</text:note-citation><text:note-body><text:p text:style-name="P3"><text:span text:style-name="T230">From a Live USB stick you can boot and work with </text:span><text:span text:style-name="T183"><text:user-field-get text:name="Distro">Debian</text:user-field-get></text:span><text:span text:style-name="T183"><text:s/></text:span><text:span text:style-name="T230">without modifying any files on the hard drive and also allows installation of </text:span><text:span text:style-name="T183"><text:user-field-get text:name="Distro">Debian</text:user-field-get></text:span><text:span text:style-name="T183">.</text:span></text:p></text:note-body></text:note></text:span><text:span text:style-name="T86"> USB stick</text:span><text:span text:style-name="T88"><text:note text:id="ftn6" text:note-class="footnote"><text:note-citation>3</text:note-citation><text:note-body><text:p text:style-name="P79"><text:span text:style-name="T92">Create a bootable USB stick:<text:line-break/>Download a </text:span><text:span text:style-name="T101">Live-Gnome</text:span><text:span text:style-name="T95"> </text:span><text:span text:style-name="T92">image from</text:span><text:span text:style-name="T91"> </text:span><text:a xlink:type="simple" xlink:href="https://www.debian.org/" text:style-name="Internet_20_link" text:visited-style-name="Visited_20_Internet_20_Link"><text:span text:style-name="T231">debian.org</text:span></text:a><text:span text:style-name="T98"> </text:span><text:span text:style-name="T99">and</text:span><text:span text:style-name="T93"> </text:span><text:span text:style-name="Sterk_20_accent_20_voetnoot"><text:span text:style-name="T132">Other downloads</text:span></text:span><text:span text:style-name="T93"> (under Downloads).</text:span><text:span text:style-name="Strong_20_Emphasis"><text:span text:style-name="T92"><text:line-break/></text:span></text:span><text:span text:style-name="T94">The next steps are described in </text:span><text:span text:style-name="Sterk_20_accent_20_voetnoot"><text:span text:style-name="T133">Linux informati</text:span></text:span><text:span text:style-name="Sterk_20_accent_20_voetnoot"><text:span text:style-name="T134">on</text:span></text:span><text:span text:style-name="T94">, which can be found at </text:span><text:a xlink:type="simple" xlink:href="https://karelzimmer.nl/en" text:style-name="Internet_20_link" text:visited-style-name="Visited_20_Internet_20_Link"><text:span text:style-name="T232">karelzimmer.nl/en</text:span></text:a><text:span text:style-name="T94">, under </text:span><text:span text:style-name="Sterk_20_accent_20_voetnoot"><text:span text:style-name="T133">Linux</text:span></text:span><text:span text:style-name="T94">.</text:span></text:p></text:note-body></text:note></text:span><text:span text:style-name="T8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46">Select </text:span><text:span text:style-name="T151">Live </text:span><text:span text:style-name="T152">system (amd64)</text:span><text:span text:style-name="T147"> </text:span><text:span text:style-name="T148">and press </text:span><text:span text:style-name="T149">the</text:span><text:span text:style-name="T150"> </text:span><text:span text:style-name="T145">Enter</text:span><text:span text:style-name="T149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4_ 1" draw:style-name="gr1" draw:text-style-name="P106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269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2"><text:span text:style-name="Strong_20_Emphasis"><text:span text:style-name="T61"><draw:control text:anchor-type="as-char" draw:z-index="6" draw:name="Vorm13_1" draw:style-name="gr1" draw:text-style-name="P106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39"><text:span text:style-name="T23">Start the installation by clicking </text:span><text:span text:style-name="Strong_20_Emphasis"><text:span text:style-name="T74">Activities</text:span></text:span><text:span text:style-name="T23"> and clicking </text:span><text:span text:style-name="Strong_20_Emphasis"><text:span text:style-name="T74">Install Debian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  <table:table-cell table:style-name="_32_._5f_Installatie_5f_uitvoeren.C7" office:value-type="string">
            <text:p text:style-name="P28">When prompted for a password, type <text:span text:style-name="User_20_Entry"><text:span text:style-name="T276">live</text:span></text:span>.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61"><text:span text:style-name="Emphasis"><text:span text:style-name="T260">Follow the installation screens and complete them.</text:span></text:span><text:span text:style-name="T268"/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78"><text:span text:style-name="T61"><draw:control text:anchor-type="as-char" draw:z-index="27" draw:name="Vorm13_ 2" draw:style-name="gr1" draw:text-style-name="P106" svg:width="0.35cm" svg:height="0.35cm" draw:control="control26"/></text:span></text:p>
          </table:table-cell>
          <table:table-cell table:style-name="_32_._5f_Installatie_5f_uitvoeren.C8" office:value-type="string">
            <text:p text:style-name="P86"><text:span text:style-name="T27">At</text:span><text:span text:style-name="T23"> </text:span><text:span text:style-name="T74">Welcome</text:span><text:span text:style-name="T23">: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8" office:value-type="string">
            <text:p text:style-name="P87"><text:span text:style-name="T28">Select </text:span><text:span text:style-name="T30">application and </text:span><text:span text:style-name="T28">system language, and c</text:span><text:span text:style-name="T29">lic</text:span><text:span text:style-name="T27">k</text:span><text:span text:style-name="T29"> </text:span><text:span text:style-name="Strong_20_Emphasis"><text:span text:style-name="T130">Next</text:span></text:span><text:span text:style-name="T29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76"><text:span text:style-name="Strong_20_Emphasis"><text:span text:style-name="T61"><draw:control text:anchor-type="as-char" draw:z-index="13" draw:name="Vorm13_ 1" draw:style-name="gr1" draw:text-style-name="P106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29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75"><text:span text:style-name="Strong_20_Emphasis"><text:span text:style-name="T61"/></text:span></text:p>
          </table:table-cell>
          <table:table-cell table:style-name="_32_._5f_Installatie_5f_uitvoeren.C8" office:value-type="string">
            <text:p text:style-name="P5"><text:span text:style-name="T257">At</text:span> <text:span text:style-name="Strong_20_Emphasis">Regio</text:span><text:span text:style-name="Strong_20_Emphasis"><text:span text:style-name="T277">n</text:span></text:span> <text:span text:style-name="T257">choose</text:span> <text:span text:style-name="Strong_20_Emphasis">Europ</text:span><text:span text:style-name="Strong_20_Emphasis"><text:span text:style-name="T257">e</text:span></text:span> <text:span text:style-name="T274">and click </text:span><text:span text:style-name="Strong_20_Emphasis"><text:span text:style-name="T274">Next</text:span></text:span><text:span text:style-name="T274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75"><text:span text:style-name="Strong_20_Emphasis"><text:span text:style-name="T61"><draw:control text:anchor-type="as-char" draw:z-index="19" draw:name="Vorm13_ 4" draw:style-name="gr1" draw:text-style-name="P106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"><text:span text:style-name="T273">At</text:span> <text:span text:style-name="Strong_20_Emphasis"><text:span text:style-name="T273">Keyboard</text:span></text:span>: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8" office:value-type="string">
            <text:p text:style-name="P14"><text:span text:style-name="T254">Choose</text:span><text:span text:style-name="T244"> </text:span><text:span text:style-name="Strong_20_Emphasis"><text:span text:style-name="T244">English (US)</text:span></text:span><text:span text:style-name="T244"> </text:span><text:span text:style-name="T254">a</text:span><text:span text:style-name="T255">n</text:span><text:span text:style-name="T254">d</text:span><text:span text:style-name="T255"> </text:span><text:span text:style-name="Strong_20_Emphasis"><text:span text:style-name="T255">English (US, intl., with dead keys)</text:span></text:span><text:span text:style-name="T255">, </text:span><text:span text:style-name="T253">and click </text:span><text:span text:style-name="Strong_20_Emphasis"><text:span text:style-name="T253">Next</text:span></text:span><text:span text:style-name="T253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76"><text:span text:style-name="Strong_20_Emphasis"><text:span text:style-name="T61"><draw:control text:anchor-type="as-char" draw:z-index="28" draw:name="Vorm13_ 3" draw:style-name="gr1" draw:text-style-name="P106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29">At <text:span text:style-name="Strong_20_Emphasis"><text:span text:style-name="T278">Par</text:span></text:span><text:span text:style-name="Strong_20_Emphasis">ti</text:span><text:span text:style-name="Strong_20_Emphasis"><text:span text:style-name="T278">ti</text:span></text:span><text:span text:style-name="Strong_20_Emphasis">on</text:span><text:span text:style-name="Strong_20_Emphasis"><text:span text:style-name="T278">s</text:span></text:span>: 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75"><text:span text:style-name="Strong_20_Emphasis"><text:span text:style-name="T61"/></text:span></text:p>
          </table:table-cell>
          <table:table-cell table:style-name="_32_._5f_Installatie_5f_uitvoeren.C8" office:value-type="string">
            <text:p text:style-name="P5"><text:span text:style-name="T257">Select the appropriate options and click </text:span><text:span text:style-name="Strong_20_Emphasis"><text:span text:style-name="T274">Next</text:span></text:span><text:span text:style-name="T274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69"><text:span text:style-name="Strong_20_Emphasis"><text:span text:style-name="T61"><draw:control text:anchor-type="as-char" draw:z-index="4" draw:name="Vorm13" draw:style-name="gr1" draw:text-style-name="P106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64"><text:span text:style-name="T63">At </text:span><text:span text:style-name="Strong_20_Emphasis"><text:span text:style-name="T76">Users</text:span></text:span><text:span text:style-name="T67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4" office:value-type="string">
            <text:p text:style-name="P91"><text:span text:style-name="T71">E</text:span><text:span text:style-name="T62">nter </text:span><text:span text:style-name="Strong_20_Emphasis"><text:span text:style-name="T76">What is your name</text:span></text:span><text:span text:style-name="T75"> </text:span><text:span text:style-name="T250">&lt;</text:span><text:span text:style-name="T251">user</text:span><text:span text:style-name="T250">&gt;</text:span><text:span text:style-name="T68">, </text:span><text:span text:style-name="Strong_20_Emphasis"><text:span text:style-name="T154"><text:line-break/></text:span></text:span><text:span text:style-name="Strong_20_Emphasis"><text:span text:style-name="T83">What name do you want to use to log in</text:span></text:span><text:span text:style-name="T69"> </text:span><text:span text:style-name="T250">&lt;</text:span><text:span text:style-name="T251">user</text:span><text:span text:style-name="T252">name</text:span><text:span text:style-name="T250">&gt;</text:span><text:span text:style-name="T69">,</text:span><text:span text:style-name="Strong_20_Emphasis"><text:span text:style-name="T155"><text:line-break/></text:span></text:span><text:span text:style-name="Strong_20_Emphasis"><text:span text:style-name="T84">What is the na</text:span></text:span><text:span text:style-name="Strong_20_Emphasis"><text:span text:style-name="T83">me of </text:span></text:span><text:span text:style-name="Strong_20_Emphasis"><text:span text:style-name="T85">this</text:span></text:span><text:span text:style-name="Strong_20_Emphasis"><text:span text:style-name="T83"> computer</text:span></text:span><text:span text:style-name="T7"> &lt;</text:span><text:span text:style-name="T16">computerna</text:span><text:span text:style-name="T17">me&gt;</text:span><text:span text:style-name="T69">,</text:span><text:span text:style-name="Strong_20_Emphasis"><text:span text:style-name="T155"><text:line-break/></text:span></text:span><text:span text:style-name="Strong_20_Emphasis"><text:span text:style-name="T131">enter a </text:span></text:span><text:span text:style-name="Strong_20_Emphasis"><text:span text:style-name="T80">password</text:span></text:span><text:span text:style-name="T70"> twice </text:span><text:span text:style-name="T72">and click </text:span><text:span text:style-name="Strong_20_Emphasis"><text:span text:style-name="T81">Next</text:span></text:span><text:span text:style-name="T72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4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69"><text:span text:style-name="Strong_20_Emphasis"><text:span text:style-name="T61"><draw:control text:anchor-type="as-char" draw:z-index="29" draw:name="Vorm 1" draw:style-name="gr1" draw:text-style-name="P106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88"><text:span text:style-name="T64">At</text:span><text:span text:style-name="T65"> </text:span><text:span text:style-name="Strong_20_Emphasis"><text:span text:style-name="T77">S</text:span></text:span><text:span text:style-name="Strong_20_Emphasis"><text:span text:style-name="T78">ummary</text:span></text:span><text:span text:style-name="T65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4" office:value-type="string">
            <text:p text:style-name="P31">Review the choices you made and click <text:span text:style-name="Strong_20_Emphasis">Install</text:span>.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4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69"><text:span text:style-name="Strong_20_Emphasis"><text:span text:style-name="T61"><draw:control text:anchor-type="as-char" draw:z-index="30" draw:name="Vorm 11" draw:style-name="gr1" draw:text-style-name="P106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88"><text:span text:style-name="T64">At</text:span><text:span text:style-name="T65"> </text:span><text:span text:style-name="Strong_20_Emphasis"><text:span text:style-name="T79">Install</text:span></text:span><text:span text:style-name="T65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4" office:value-type="string">
            <text:p text:style-name="P31">Wait for next screen.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4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69"><text:span text:style-name="Strong_20_Emphasis"><text:span text:style-name="T61"><draw:control text:anchor-type="as-char" draw:z-index="31" draw:name="Vorm 2" draw:style-name="gr1" draw:text-style-name="P106" svg:width="0.35cm" svg:height="0.35cm" draw:control="control30"/></text:span></text:span></text:p>
          </table:table-cell>
          <table:table-cell table:style-name="_32_._5f_Installatie_5f_uitvoeren.C32" office:value-type="string">
            <text:p text:style-name="P88"><text:span text:style-name="T64">At</text:span><text:span text:style-name="T65"> </text:span><text:span text:style-name="Strong_20_Emphasis"><text:span text:style-name="T78">Finish</text:span></text:span><text:span text:style-name="T65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3" office:value-type="string">
            <text:p text:style-name="P31">Make sure <text:span text:style-name="Strong_20_Emphasis">Restart </text:span><text:span text:style-name="Strong_20_Emphasis"><text:span text:style-name="T279">n</text:span></text:span><text:span text:style-name="Strong_20_Emphasis">ow</text:span> is checked and click <text:span text:style-name="Strong_20_Emphasis"><text:span text:style-name="T280">Done</text:span></text:span>.</text:p>
          </table:table-cell>
        </table:table-row>
      </table:table>
      <text:p text:style-name="P37"><text:span text:style-name="Strong_20_Emphasis"><text:span text:style-name="T66"/></text:span></text:p>
      <text:list text:continue-numbering="true" text:style-name="L1">
        <text:list-item>
          <text:p text:style-name="P105"><text:bookmark-start text:name="__RefNumPara__12966_2272496019"/><text:span text:style-name="Strong_20_Emphasis"><text:span text:style-name="T82">Finish installation</text:span></text:span><text:bookmark-end text:name="__RefNumPara__12966_2272496019"/></text:p>
        </text:list-item>
      </text:list>
      <text:p text:style-name="P38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23"/>
          </table:table-cell>
          <table:table-cell table:style-name="_33_._5f_Installatie_5f_afronden.A1" office:value-type="string">
            <text:p text:style-name="P73"><text:span text:style-name="Strong_20_Emphasis"><text:span text:style-name="T61"><draw:control text:anchor-type="as-char" draw:z-index="5" draw:name="Vorm22" draw:style-name="gr1" draw:text-style-name="P10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90"><text:span text:style-name="T24">Log in as </text:span><text:span text:style-name="T250">&lt;</text:span><text:span text:style-name="T251">user</text:span><text:span text:style-name="T250">&gt;</text:span><text:span text:style-name="T24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99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13"><text:span text:style-name="Strong_20_Emphasis"><text:span text:style-name="T22"><draw:control text:anchor-type="as-char" draw:z-index="11" draw:name="Vorm4_ 2" draw:style-name="gr1" draw:text-style-name="P106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93">Follow the welcome screens.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4" office:value-type="string">
            <text:p text:style-name="P99"/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77"><text:span text:style-name="Strong_20_Emphasis"><text:span text:style-name="T61"><draw:control text:anchor-type="as-char" draw:z-index="23" draw:name="Vorm4" draw:style-name="gr1" draw:text-style-name="P106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82"><text:span text:style-name="T57">P</text:span><text:span text:style-name="T38">ress the</text:span><text:span text:style-name="T39"> </text:span><text:span text:style-name="T123">Super</text:span><text:span text:style-name="T38"> key</text:span><text:span text:style-name="T33"><text:note text:id="ftn7" text:note-class="footnote"><text:note-citation>1</text:note-citation><text:note-body><text:p text:style-name="P16"><text:span text:style-name="T192">The </text:span><text:span text:style-name="T194"><text:s/></text:span><text:span text:style-name="T195">Super</text:span><text:span text:style-name="T192"> key is the Windows key, Command key (Apple), or Magnifier key </text:span><text:span text:style-name="T193">(Chromebook)</text:span><text:span text:style-name="T192">.</text:span></text:p></text:note-body></text:note></text:span><text:span text:style-name="T138">, </text:span><text:span text:style-name="T142">t</text:span><text:span text:style-name="T40">ype</text:span><text:span text:style-name="T41"> </text:span><text:span text:style-name="User_20_Entry"><text:span text:style-name="T112">t</text:span></text:span><text:span text:style-name="User_20_Entry"><text:span text:style-name="T111">erm</text:span></text:span><text:span text:style-name="T42"> </text:span><text:span text:style-name="T48">and click the </text:span><text:span text:style-name="Strong_20_Emphasis"><text:span text:style-name="T124">Terminal</text:span></text:span><text:span text:style-name="T48"> icon</text:span><text:span text:style-name="T42">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71"><text:span text:style-name="Strong_20_Emphasis"><text:span text:style-name="T34"/></text:span></text:p>
          </table:table-cell>
          <table:table-cell table:style-name="_33_._5f_Installatie_5f_afronden.C6" office:value-type="string">
            <text:p text:style-name="P67"><text:span text:style-name="T9">Type the </text:span><text:span text:style-name="T13">following </text:span><text:span text:style-name="T9">t</text:span><text:span text:style-name="T10">hree</text:span><text:span text:style-name="T9"> commands, each followed by the</text:span><text:span text:style-name="T42"> </text:span><text:span text:style-name="T123">Enter</text:span><text:span text:style-name="T9"> key: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7" office:value-type="string">
            <text:p text:style-name="P68"><text:span text:style-name="User_20_Entry"><text:span text:style-name="T106">sudo</text:span></text:span><text:span text:style-name="User_20_Entry"><text:span text:style-name="T107"> </text:span></text:span><text:span text:style-name="User_20_Entry"><text:span text:style-name="T106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8" office:value-type="string">
            <text:p text:style-name="P83"><text:span text:style-name="User_20_Entry"><text:span text:style-name="T107">wget karelzimmer.nl/</text:span></text:span><text:span text:style-name="User_20_Entry"><text:span text:style-name="T108">get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9" office:value-type="string">
            <text:p text:style-name="P83"><text:span text:style-name="User_20_Entry"><text:span text:style-name="T107">bash </text:span></text:span><text:span text:style-name="User_20_Entry"><text:span text:style-name="T110">g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0" office:value-type="string">
            <text:p text:style-name="P50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1" office:value-type="string">
            <text:p text:style-name="P98"/>
          </table:table-cell>
        </table:table-row>
        <table:table-row>
          <table:table-cell table:style-name="_33_._5f_Installatie_5f_afronden.A1" office:value-type="string">
            <text:p text:style-name="P23"/>
          </table:table-cell>
          <table:table-cell table:style-name="_33_._5f_Installatie_5f_afronden.A1" office:value-type="string">
            <text:p text:style-name="P77"><text:span text:style-name="Strong_20_Emphasis"><text:span text:style-name="T61"><draw:control text:anchor-type="as-char" draw:z-index="24" draw:name="Vorm 7" draw:style-name="gr1" draw:text-style-name="P106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80"><text:span text:style-name="T54">P</text:span><text:span text:style-name="T38">ress the</text:span><text:span text:style-name="T39"> </text:span><text:span text:style-name="T123">Super</text:span><text:span text:style-name="T38"> key</text:span><text:span text:style-name="T138">, </text:span><text:span text:style-name="T139">t</text:span><text:span text:style-name="T45">ype </text:span><text:span text:style-name="User_20_Entry"><text:span text:style-name="T115">m</text:span></text:span><text:span text:style-name="User_20_Entry"><text:span text:style-name="T111">enu</text:span></text:span><text:span text:style-name="T45"> and click the </text:span><text:span text:style-name="Strong_20_Emphasis"><text:span text:style-name="T119">Install</text:span></text:span><text:span text:style-name="Strong_20_Emphasis"><text:span text:style-name="T120">ation</text:span></text:span><text:span text:style-name="Strong_20_Emphasis"><text:span text:style-name="T119"> menu</text:span></text:span><text:span text:style-name="T45"> icon.</text:span></text:p>
          </table:table-cell>
        </table:table-row>
        <table:table-row>
          <table:table-cell table:style-name="_33_._5f_Installatie_5f_afronden.A1" office:value-type="string">
            <text:p text:style-name="P23"/>
          </table:table-cell>
          <table:table-cell table:style-name="_33_._5f_Installatie_5f_afronden.A1" office:value-type="string">
            <text:p text:style-name="P73"><text:span text:style-name="Strong_20_Emphasis"><text:span text:style-name="T34"/></text:span></text:p>
          </table:table-cell>
          <table:table-cell table:style-name="_33_._5f_Installatie_5f_afronden.C13" office:value-type="string">
            <text:p text:style-name="P65"><text:span text:style-name="T44">Se</text:span><text:span text:style-name="T50">lect</text:span><text:span text:style-name="T44"> </text:span><text:span text:style-name="Strong_20_Emphasis"><text:span text:style-name="T126">3</text:span></text:span><text:span text:style-name="T127"> </text:span><text:span text:style-name="T128">Finish installatio</text:span><text:span text:style-name="T129">n</text:span><text:span text:style-name="T52">.</text:span></text:p>
          </table:table-cell>
        </table:table-row>
        <table:table-row>
          <table:table-cell table:style-name="_33_._5f_Installatie_5f_afronden.A1" office:value-type="string">
            <text:p text:style-name="P23"/>
          </table:table-cell>
          <table:table-cell table:style-name="_33_._5f_Installatie_5f_afronden.A1" office:value-type="string">
            <text:p text:style-name="P23"/>
          </table:table-cell>
          <table:table-cell table:style-name="_33_._5f_Installatie_5f_afronden.C14" office:value-type="string">
            <text:p text:style-name="P51">Follow the instructions on the screen.</text:p>
          </table:table-cell>
        </table:table-row>
      </table:table>
      <text:p text:style-name="P38"><text:span text:style-name="Strong_20_Emphasis"><text:span text:style-name="T24"/></text:span></text:p>
      <text:list text:continue-numbering="true" text:style-name="L1">
        <text:list-item>
          <text:p text:style-name="P104"><text:span text:style-name="Strong_20_Emphasis"><text:span text:style-name="T14">P</text:span></text:span><text:span text:style-name="Strong_20_Emphasis"><text:span text:style-name="T233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24"/>
          </table:table-cell>
          <table:table-cell table:style-name="Tabel2.A1" office:value-type="string">
            <text:p text:style-name="P74"><text:span text:style-name="Strong_20_Emphasis"><text:span text:style-name="T61"><draw:control text:anchor-type="as-char" draw:z-index="7" draw:name="Vorm36_0" draw:style-name="gr1" draw:text-style-name="P106" svg:width="0.35cm" svg:height="0.35cm" draw:control="control6"/></text:span></text:span></text:p>
          </table:table-cell>
          <table:table-cell table:style-name="Tabel2.A1" office:value-type="string">
            <text:p text:style-name="P74"><text:span text:style-name="Strong_20_Emphasis"><text:span text:style-name="T61"><draw:control text:anchor-type="as-char" draw:z-index="8" draw:name="Vorm36_ 1" draw:style-name="gr1" draw:text-style-name="P106" svg:width="0.35cm" svg:height="0.35cm" draw:control="control7"/></text:span></text:span></text:p>
          </table:table-cell>
          <table:table-cell table:style-name="Tabel2.D1" office:value-type="string">
            <text:p text:style-name="P35"><text:span text:style-name="T26">Log in as</text:span><text:span text:style-name="T24"> </text:span><text:span text:style-name="T250">&lt;</text:span><text:span text:style-name="T251">user</text:span><text:span text:style-name="T250">&gt;</text:span><text:span text:style-name="T35"><text:note text:id="ftn8" text:note-class="footnote"><text:note-citation>1</text:note-citation><text:note-body><text:p text:style-name="P41"><text:span text:style-name="T135">Login any additional </text:span><text:span text:style-name="T137">user</text:span><text:span text:style-name="T136">s </text:span><text:span text:style-name="T135">and follow the same steps.</text:span></text:p></text:note-body></text:note></text:span><text:span text:style-name="T24">.</text:span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3"><text:span text:style-name="Strong_20_Emphasis"><text:span text:style-name="T22"><draw:control text:anchor-type="as-char" draw:z-index="12" draw:name="Vorm4_ 3" draw:style-name="gr1" draw:text-style-name="P106" svg:width="0.35cm" svg:height="0.35cm" draw:control="control11"/></text:span></text:span></text:p>
          </table:table-cell>
          <table:table-cell table:style-name="Tabel2.D2" office:value-type="string">
            <text:p text:style-name="P62"><text:span text:style-name="T272">Follow the welcome screens.</text:span><text:span text:style-name="T269"/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25"/>
          </table:table-cell>
          <table:table-cell table:style-name="Tabel2.A1" office:value-type="string">
            <text:p text:style-name="P77"><text:span text:style-name="Strong_20_Emphasis"><text:span text:style-name="T61"><draw:control text:anchor-type="as-char" draw:z-index="25" draw:name="Vorm 8" draw:style-name="gr1" draw:text-style-name="P106" svg:width="0.35cm" svg:height="0.35cm" draw:control="control24"/></text:span></text:span></text:p>
          </table:table-cell>
          <table:table-cell table:style-name="Tabel2.A1" office:value-type="string">
            <text:p text:style-name="P77"><text:span text:style-name="Strong_20_Emphasis"><text:span text:style-name="T61"><draw:control text:anchor-type="as-char" draw:z-index="26" draw:name="Vorm 9" draw:style-name="gr1" draw:text-style-name="P106" svg:width="0.35cm" svg:height="0.35cm" draw:control="control25"/></text:span></text:span></text:p>
          </table:table-cell>
          <table:table-cell table:style-name="Tabel2.D5" office:value-type="string">
            <text:p text:style-name="P34"><text:span text:style-name="T55">P</text:span><text:span text:style-name="T38">ress the</text:span><text:span text:style-name="T39"> </text:span><text:span text:style-name="T123">Super</text:span><text:span text:style-name="T38"> key</text:span><text:span text:style-name="T33"><text:note text:id="ftn9" text:note-class="footnote"><text:note-citation>2</text:note-citation><text:note-body><text:p text:style-name="P16"><text:span text:style-name="T192">The </text:span><text:span text:style-name="T194"><text:s/></text:span><text:span text:style-name="T195">Super</text:span><text:span text:style-name="T192"> key is the Windows key, Command key (Apple), or Magnifier key </text:span><text:span text:style-name="T193">(Chromebook)</text:span><text:span text:style-name="T192">.</text:span></text:p></text:note-body></text:note></text:span><text:span text:style-name="T138">, </text:span><text:span text:style-name="T140">t</text:span><text:span text:style-name="T46">ype </text:span><text:span text:style-name="User_20_Entry"><text:span text:style-name="T116">m</text:span></text:span><text:span text:style-name="User_20_Entry"><text:span text:style-name="T111">enu</text:span></text:span><text:span text:style-name="T46"> and click on the </text:span><text:span text:style-name="Strong_20_Emphasis"><text:span text:style-name="T121">Install</text:span></text:span><text:span text:style-name="Strong_20_Emphasis"><text:span text:style-name="T122">ation</text:span></text:span><text:span text:style-name="Strong_20_Emphasis"><text:span text:style-name="T121"> menu</text:span></text:span><text:span text:style-name="T46"> icon.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6" office:value-type="string">
            <text:p text:style-name="P33"><text:span text:style-name="T51">Select</text:span><text:span text:style-name="T44"> </text:span><text:span text:style-name="Strong_20_Emphasis"><text:span text:style-name="T126">4</text:span></text:span><text:span text:style-name="T73"> </text:span><text:span text:style-name="T59">Provision user</text:span><text:span text:style-name="T52">.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7" office:value-type="string">
            <text:p text:style-name="P52">Follow the instructions on the screen.</text:p>
          </table:table-cell>
        </table:table-row>
      </table:table>
      <text:p text:style-name="P4"/>
      <text:p text:style-name="P100"/>
      <text:p text:style-name="P85"><text:span text:style-name="T161">End of checklist,</text:span><text:span text:style-name="T159"> </text:span><text:span text:style-name="T159"><text:user-field-get text:name="Distro">Debian</text:user-field-get></text:span><text:span text:style-name="T157"><text:s/></text:span><text:span text:style-name="T157"><text:user-field-get text:name="Version">12</text:user-field-get></text:span><text:span text:style-name="T158"><text:s/></text:span><text:span text:style-name="T162">Desktop</text:span><text:span text:style-name="T160"> </text:span><text:span text:style-name="T161">installation is complete.</text:span></text:p>
      <text:p text:style-name="P59"/>
      <text:p text:style-name="P57"><text:span text:style-name="T235">Written</text:span><text:span text:style-name="T234"> </text:span><text:span text:style-name="T235">by</text:span><text:span text:style-name="T234"> </text:span><text:a xlink:type="simple" xlink:href="mailto:info@karelzimmer.nl?subject=Checklist%20installation%20Linux" text:style-name="Internet_20_link" text:visited-style-name="Visited_20_Internet_20_Link"><text:span text:style-name="T245">Karel Zimmer</text:span></text:a><text:span text:style-name="T236">.</text:span></text:p>
      <text:p text:style-name="P58"><text:span text:style-name="T258">License </text:span><text:span text:style-name="T237">C</text:span><text:span text:style-name="T238">C0</text:span><text:span text:style-name="T236"> 1.0</text:span><text:span text:style-name="T259"> </text:span><text:span text:style-name="T25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9"><text:s/></text:span><text:span text:style-name="T25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02-18T10:50:53.322749538">18/02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8T10:50:53.211253352</dc:date>
    <meta:keyword>Installatie</meta:keyword>
    <meta:keyword>Checklist</meta:keyword>
    <meta:keyword>Linux</meta:keyword>
    <meta:editing-cycles>7058</meta:editing-cycles>
    <meta:editing-duration>P12DT12H13M14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3" meta:word-count="563" meta:character-count="3435" meta:non-whitespace-character-count="2915"/>
    <meta:user-defined meta:name="Info 1"/>
    <meta:user-defined meta:name="Info 2"/>
    <meta:user-defined meta:name="Info 3"/>
    <meta:user-defined meta:name="Info 4"/>
  </office:meta>
</office:document-meta>
</file>